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  <style:style style:name="T5" style:family="text">
      <style:text-properties officeooo:rsid="000fe4f9"/>
    </style:style>
    <style:style style:name="T6" style:family="text">
      <style:text-properties officeooo:rsid="0013aa86"/>
    </style:style>
    <style:style style:name="T7" style:family="text">
      <style:text-properties officeooo:rsid="0014b4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koll V<text:span text:style-name="T1">ersion </text:span>1.0</text:p>
      <text:p text:style-name="P6"/>
      <text:p text:style-name="P4">Die <text:span text:style-name="T3">A</text:span>nfragen werden als http <text:span text:style-name="T4">oder https </text:span>Request geschickt. Die Antwort ist plain text.</text:p>
      <text:p text:style-name="P6"/>
      <text:p text:style-name="P4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6"/>
      <text:p text:style-name="P4">Grundsätzlich gibt der Server nur eine <text:span text:style-name="T3">M</text:span>eldung aus, auch wenn mehrere Probleme mit der Anfrage vorliegen.</text:p>
      <text:p text:style-name="P6"/>
      <text:p text:style-name="P4">Sämtliche base 64 codierten <text:span text:style-name="T3">Werte</text:span> sind ohne Zeilenumbrüche.</text:p>
      <text:p text:style-name="P6"/>
      <text:p text:style-name="P4">Die Parameter name und pass müssen base 64 codiert angegeben werden. Wenn eines davon fehlt oder nicht base 64 codiert ist, wird eine der folgenden Meldungen ausgegeben:</text:p>
      <text:p text:style-name="P5">„<text:span text:style-name="T2">username needed“, „pass needed“, „username not base 64“, „pass not base 64“.</text:span></text:p>
      <text:p text:style-name="P6"/>
      <text:p text:style-name="P4">Nur wenn der do Parameter „protocolVersion“ ist, werden username und pass nicht gebraucht.</text:p>
      <text:p text:style-name="P6"/>
      <text:p text:style-name="P4">Wenn der Benutzername nicht existiert, oder das <text:span text:style-name="T3">P</text:span>asswort nicht stimmt, gibt der Server aus „login incorrect“.</text:p>
      <text:p text:style-name="P6"/>
      <text:p text:style-name="P4">Es können auch internal server errors ausgegeben werden, aber nur, wenn der <text:span text:style-name="T3">S</text:span>erver nicht richtig funktioniert.</text:p>
      <text:p text:style-name="P6"/>
      <text:p text:style-name="P4">Alle anderen Rückgabewerte sind bezogen auf die durchgeführte Aktion.</text:p>
      <text:p text:style-name="P6"/>
      <text:p text:style-name="P4">Liste der möglichen Aktionen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1, med2 ...</text:p>
          </table:table-cell>
          <table:table-cell table:style-name="Tabelle1.A2" office:value-type="string">
            <text:p text:style-name="P3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unit1, medunit2 ...</text:p>
          </table:table-cell>
          <table:table-cell table:style-name="Tabelle1.A2" office:value-type="string">
            <text:p text:style-name="P3">Einheiten für die Medikamente. Die Einheiten gehören zu den Medikamenten mit der gleichen Nummer</text:p>
          </table:table-cell>
          <table:table-cell table:style-name="Tabelle1.A2" office:value-type="string">
            <text:p text:style-name="P3">missing med unit </text:p>
          </table:table-cell>
          <table:table-cell table:style-name="Tabelle1.F2" office:value-type="string">
            <text:p text:style-name="P3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<text:span text:style-name="T5">base64 codierte</text:span>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<text:soft-page-break/>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<text:span text:style-name="T6">ber</text:span>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ne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<text:span text:style-name="T7">S</text:span>chreib- oder <text:span text:style-name="T7">B</text:span>e<text:span text:style-name="T7">si</text:span>zerrecht.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<text:span text:style-name="T7">D</text:span>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<text:soft-page-break/>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6T01:59:32.977912960</dc:date>
    <meta:editing-duration>PT6H12M22S</meta:editing-duration>
    <meta:editing-cycles>9</meta:editing-cycles>
    <meta:generator>LibreOffice/6.3.5.2$Linux_X86_64 LibreOffice_project/30$Build-2</meta:generator>
    <meta:document-statistic meta:table-count="1" meta:image-count="0" meta:object-count="0" meta:page-count="9" meta:paragraph-count="259" meta:word-count="1568" meta:character-count="10039" meta:non-whitespace-character-count="8727"/>
  </office:meta>
</office:document-meta>
</file>